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50%"/>
      <style:text-properties style:font-name="Arial" fo:font-size="11pt" officeooo:rsid="00025c1f" officeooo:paragraph-rsid="00025c1f" style:font-size-asian="9.60000038146973pt" style:font-size-complex="11pt"/>
    </style:style>
    <style:style style:name="P2" style:family="paragraph" style:parent-style-name="Standard">
      <style:paragraph-properties fo:line-height="150%"/>
      <style:text-properties style:font-name="Arial" fo:font-size="11pt" officeooo:rsid="00029b9d" officeooo:paragraph-rsid="00029b9d" style:font-size-asian="9.60000038146973pt" style:font-size-complex="11pt"/>
    </style:style>
    <style:style style:name="P3"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7"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8"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9"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10"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11" style:family="paragraph" style:parent-style-name="Standard">
      <style:paragraph-properties fo:line-height="150%"/>
      <style:text-properties style:font-name="Arial" fo:font-size="11pt" officeooo:rsid="001067c5" officeooo:paragraph-rsid="001067c5" style:font-size-asian="9.60000038146973pt" style:font-size-complex="11pt"/>
    </style:style>
    <style:style style:name="P12" style:family="paragraph" style:parent-style-name="Standard">
      <style:paragraph-properties fo:line-height="150%"/>
      <style:text-properties style:font-name="Arial" fo:font-size="11pt" officeooo:rsid="0014083d" officeooo:paragraph-rsid="0014083d" style:font-size-asian="9.60000038146973pt" style:font-size-complex="11pt"/>
    </style:style>
    <style:style style:name="P13" style:family="paragraph" style:parent-style-name="Standard">
      <style:paragraph-properties fo:line-height="150%"/>
      <style:text-properties style:font-name="Arial" fo:font-size="11pt" officeooo:rsid="0015403d" officeooo:paragraph-rsid="0015403d" style:font-size-asian="9.60000038146973pt" style:font-size-complex="11pt"/>
    </style:style>
    <style:style style:name="P14"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15" style:family="paragraph" style:parent-style-name="Standard">
      <style:paragraph-properties fo:line-height="150%"/>
      <style:text-properties style:font-name="Arial" fo:font-size="11pt" officeooo:rsid="001b928f" officeooo:paragraph-rsid="001b928f" style:font-size-asian="9.60000038146973pt" style:font-size-complex="11pt"/>
    </style:style>
    <style:style style:name="P16" style:family="paragraph" style:parent-style-name="Standard">
      <style:paragraph-properties fo:line-height="150%"/>
      <style:text-properties style:font-name="Arial" fo:font-size="11pt" officeooo:rsid="001b928f" officeooo:paragraph-rsid="0024e3ed" style:font-size-asian="9.60000038146973pt" style:font-size-complex="11pt"/>
    </style:style>
    <style:style style:name="P17"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18" style:family="paragraph" style:parent-style-name="Standard">
      <style:paragraph-properties fo:line-height="150%"/>
      <style:text-properties style:font-name="Arial" fo:font-size="11pt" officeooo:rsid="001e423a" officeooo:paragraph-rsid="001e423a" style:font-size-asian="9.60000038146973pt" style:font-size-complex="11pt"/>
    </style:style>
    <style:style style:name="P19"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20"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21"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2"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3" style:family="paragraph" style:parent-style-name="Standard">
      <style:paragraph-properties fo:line-height="150%"/>
      <style:text-properties style:font-name="Arial" fo:font-size="11pt" officeooo:rsid="001f7de3" officeooo:paragraph-rsid="001e6924" style:font-size-asian="9.60000038146973pt" style:font-size-complex="11pt"/>
    </style:style>
    <style:style style:name="P24"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25" style:family="paragraph" style:parent-style-name="Standard">
      <style:paragraph-properties fo:line-height="150%"/>
      <style:text-properties style:font-name="Arial" fo:font-size="11pt" officeooo:rsid="002c2e96"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27"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01eab77" officeooo:paragraph-rsid="001eab77" style:font-size-asian="9.60000038146973pt" style:font-size-complex="11pt"/>
    </style:style>
    <style:style style:name="P30"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31" style:family="paragraph" style:parent-style-name="Standard">
      <style:paragraph-properties fo:line-height="150%"/>
      <style:text-properties style:font-name="Arial" fo:font-size="11pt" officeooo:rsid="001946d7" officeooo:paragraph-rsid="001eab77" style:font-size-asian="9.60000038146973pt" style:font-size-complex="11pt"/>
    </style:style>
    <style:style style:name="P32" style:family="paragraph" style:parent-style-name="Standard">
      <style:paragraph-properties fo:line-height="150%"/>
      <style:text-properties style:font-name="Arial" fo:font-size="11pt" officeooo:rsid="002a28de" officeooo:paragraph-rsid="002a28de" style:font-size-asian="9.60000038146973pt" style:font-size-complex="11pt"/>
    </style:style>
    <style:style style:name="P33"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34" style:family="paragraph" style:parent-style-name="Standard">
      <style:paragraph-properties fo:line-height="150%"/>
      <style:text-properties style:font-name="Arial" fo:font-size="11pt" officeooo:rsid="004b2ced" officeooo:paragraph-rsid="004b2ced" style:font-size-asian="9.60000038146973pt" style:font-size-complex="11pt"/>
    </style:style>
    <style:style style:name="P35"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3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37"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38"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39"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4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4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4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4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44"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45"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46"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47"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48" style:family="paragraph" style:parent-style-name="Standard">
      <style:paragraph-properties fo:line-height="150%"/>
      <style:text-properties style:font-name="Arial" fo:font-size="11pt" officeooo:rsid="007c0cde" officeooo:paragraph-rsid="007c0cde" style:font-size-asian="9.60000038146973pt" style:font-size-complex="11pt"/>
    </style:style>
    <style:style style:name="P49"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50"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51" style:family="paragraph" style:parent-style-name="Standard">
      <style:paragraph-properties fo:line-height="150%"/>
      <style:text-properties style:font-name="Arial" fo:font-size="11pt" officeooo:rsid="0088817e" officeooo:paragraph-rsid="0088817e" style:font-size-asian="9.60000038146973pt" style:font-size-complex="11pt"/>
    </style:style>
    <style:style style:name="P52"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53"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54"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55"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56" style:family="paragraph" style:parent-style-name="Standard">
      <style:paragraph-properties fo:line-height="150%"/>
      <style:text-properties style:font-name="Arial" fo:font-size="11pt" officeooo:rsid="008d391c" officeooo:paragraph-rsid="008d391c" style:font-size-asian="9.60000038146973pt" style:font-size-complex="11pt"/>
    </style:style>
    <style:style style:name="P57" style:family="paragraph" style:parent-style-name="Standard">
      <style:paragraph-properties fo:line-height="150%"/>
      <style:text-properties style:font-name="Arial" fo:font-size="11pt" officeooo:rsid="0093657b" officeooo:paragraph-rsid="0093657b" style:font-size-asian="9.60000038146973pt" style:font-size-complex="11pt"/>
    </style:style>
    <style:style style:name="T1" style:family="text">
      <style:text-properties officeooo:rsid="000a5a0b"/>
    </style:style>
    <style:style style:name="T2" style:family="text">
      <style:text-properties officeooo:rsid="000ce9ec"/>
    </style:style>
    <style:style style:name="T3" style:family="text">
      <style:text-properties officeooo:rsid="000d3b61"/>
    </style:style>
    <style:style style:name="T4" style:family="text">
      <style:text-properties officeooo:rsid="000e54bc"/>
    </style:style>
    <style:style style:name="T5" style:family="text">
      <style:text-properties officeooo:rsid="001067c5"/>
    </style:style>
    <style:style style:name="T6" style:family="text">
      <style:text-properties officeooo:rsid="0012596e"/>
    </style:style>
    <style:style style:name="T7" style:family="text">
      <style:text-properties officeooo:rsid="0015403d"/>
    </style:style>
    <style:style style:name="T8" style:family="text">
      <style:text-properties officeooo:rsid="00171824"/>
    </style:style>
    <style:style style:name="T9" style:family="text">
      <style:text-properties officeooo:rsid="001a04f6"/>
    </style:style>
    <style:style style:name="T10" style:family="text">
      <style:text-properties officeooo:rsid="001b928f"/>
    </style:style>
    <style:style style:name="T11" style:family="text">
      <style:text-properties officeooo:rsid="001c20c2"/>
    </style:style>
    <style:style style:name="T12" style:family="text">
      <style:text-properties officeooo:rsid="001e423a"/>
    </style:style>
    <style:style style:name="T13" style:family="text">
      <style:text-properties officeooo:rsid="001eab77"/>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officeooo:rsid="00481deb"/>
    </style:style>
    <style:style style:name="T27" style:family="text">
      <style:text-properties officeooo:rsid="004c59fc"/>
    </style:style>
    <style:style style:name="T28" style:family="text">
      <style:text-properties officeooo:rsid="004e0b9b"/>
    </style:style>
    <style:style style:name="T29" style:family="text">
      <style:text-properties officeooo:rsid="00552e70"/>
    </style:style>
    <style:style style:name="T30" style:family="text">
      <style:text-properties officeooo:rsid="0055ca30"/>
    </style:style>
    <style:style style:name="T31" style:family="text">
      <style:text-properties officeooo:rsid="005729e3"/>
    </style:style>
    <style:style style:name="T32" style:family="text">
      <style:text-properties officeooo:rsid="005c1495"/>
    </style:style>
    <style:style style:name="T33" style:family="text">
      <style:text-properties officeooo:rsid="005d7fb5"/>
    </style:style>
    <style:style style:name="T34" style:family="text">
      <style:text-properties officeooo:rsid="005d82b1"/>
    </style:style>
    <style:style style:name="T35" style:family="text">
      <style:text-properties officeooo:rsid="0064a505"/>
    </style:style>
    <style:style style:name="T36" style:family="text">
      <style:text-properties officeooo:rsid="0067ae7b"/>
    </style:style>
    <style:style style:name="T37" style:family="text">
      <style:text-properties officeooo:rsid="006f4477"/>
    </style:style>
    <style:style style:name="T38" style:family="text">
      <style:text-properties officeooo:rsid="007140dc"/>
    </style:style>
    <style:style style:name="T39" style:family="text">
      <style:text-properties officeooo:rsid="00774f9e"/>
    </style:style>
    <style:style style:name="T40" style:family="text">
      <style:text-properties officeooo:rsid="007ded64"/>
    </style:style>
    <style:style style:name="T41" style:family="text">
      <style:text-properties officeooo:rsid="0084abcc"/>
    </style:style>
    <style:style style:name="T42" style:family="text">
      <style:text-properties officeooo:rsid="00856b8d"/>
    </style:style>
    <style:style style:name="T43" style:family="text">
      <style:text-properties officeooo:rsid="0089eef8"/>
    </style:style>
    <style:style style:name="T44" style:family="text">
      <style:text-properties officeooo:rsid="008b84e4"/>
    </style:style>
    <style:style style:name="T45" style:family="text">
      <style:text-properties officeooo:rsid="008dc4ce"/>
    </style:style>
    <style:style style:name="T46" style:family="text">
      <style:text-properties officeooo:rsid="0095506b"/>
    </style:style>
    <style:style style:name="T47" style:family="text">
      <style:text-properties officeooo:rsid="00963ca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ckblatt</text:p>
      <text:p text:style-name="P1"/>
      <text:p text:style-name="P1">Abschlussprüfung Sommer 2016</text:p>
      <text:p text:style-name="P1">Fachinformatiker Anwendungsentwicklung</text:p>
      <text:p text:style-name="P1">Dokumentation zur betrieblichen Projektarbeit</text:p>
      <text:p text:style-name="P1"/>
      <text:p text:style-name="P20">HBS Proxy</text:p>
      <text:p text:style-name="P20">Entwickeln einer Serversoftware zur Reservierung von Hotelzimmern</text:p>
      <text:p text:style-name="P20"/>
      <text:p text:style-name="P20">Abgabetermin 27.05.2016</text:p>
      <text:p text:style-name="P20"/>
      <text:p text:style-name="P20">Prüfungsbewerber:</text:p>
      <text:p text:style-name="P20">Jan Erik Helmle</text:p>
      <text:p text:style-name="P20">Maybachufer 6</text:p>
      <text:p text:style-name="P20">12047 Berlin</text:p>
      <text:p text:style-name="P20"/>
      <text:p text:style-name="P20">Ausbildungsbetrieb:</text:p>
      <text:p text:style-name="P20">mobile-ad-media GmbH</text:p>
      <text:p text:style-name="P20">Scheringstrasse 2</text:p>
      <text:p text:style-name="P20">13355 Berlin</text:p>
      <text:p text:style-name="P20"/>
      <text:p text:style-name="P20"/>
      <text:p text:style-name="P20"/>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Inhaltsverzeichnis</text:p>
      <text:p text:style-name="P3">1.<text:tab/>Einleitung</text:p>
      <text:p text:style-name="P3"><text:tab/>1.1<text:tab/>Projektbeschreibung</text:p>
      <text:p text:style-name="P5"><text:tab/>1.2<text:tab/>Projektziel</text:p>
      <text:p text:style-name="P5"><text:tab/>1.3<text:tab/>Projektumfeld<text:tab/></text:p>
      <text:p text:style-name="P3"><text:tab/><text:span text:style-name="T12">1.4<text:tab/>Projektschnittstellen</text:span></text:p>
      <text:p text:style-name="P17"><text:tab/>1.5<text:tab/>Projektbegründung</text:p>
      <text:p text:style-name="P17"><text:tab/>1.6<text:tab/>Ist-Analyse</text:p>
      <text:p text:style-name="P3"><text:tab/><text:span text:style-name="T13">1.7<text:tab/>Projektbeteiligte Personen</text:span></text:p>
      <text:p text:style-name="P19">2.<text:tab/>Projektplanung</text:p>
      <text:p text:style-name="P19"><text:tab/>2.1<text:tab/><text:span text:style-name="T14">Soll Konzept</text:span></text:p>
      <text:p text:style-name="P23"><text:tab/>2.2<text:tab/>Projektphasen und Zeitplanung<text:tab/></text:p>
      <text:p text:style-name="P21">3.<text:tab/>Analysephase</text:p>
      <text:p text:style-name="P24"><text:tab/>3.1<text:tab/>Analyse des grafischen Entwurfs</text:p>
      <text:p text:style-name="P24"><text:tab/>3.2<text:tab/>Ermittlung der beteiligten Entitäten</text:p>
      <text:p text:style-name="P25"><text:tab/>3.3<text:tab/>Ermittlung der Beziehungen der Entitäten</text:p>
      <text:p text:style-name="P21"><text:tab/><text:span text:style-name="T18">3.4<text:tab/>Analyse des Dialogs zwischen Proxy und App</text:span></text:p>
      <text:p text:style-name="P21">4.<text:tab/>Entwurfsphase</text:p>
      <text:p text:style-name="P26"><text:tab/>4.1<text:tab/>Erstellung des UML – Sequenzdiagramms</text:p>
      <text:p text:style-name="P26"><text:tab/>4.2<text:tab/>Erstellen des Klassendiagramms</text:p>
      <text:p text:style-name="P27"><text:tab/>4.3<text:tab/>Entwurf des Datenbankmodells</text:p>
      <text:p text:style-name="P53"><text:tab/>4.4<text:tab/>Definition der JSON Objekte</text:p>
      <text:p text:style-name="P53"><text:tab/>4.5<text:tab/>Definition der Endpunkte<text:tab/></text:p>
      <text:p text:style-name="P21">5.<text:tab/>Realisierungsphase</text:p>
      <text:p text:style-name="P53"><text:tab/>5.1<text:tab/>Aufbau der Repositorystruktur</text:p>
      <text:p text:style-name="P21"><text:tab/><text:span text:style-name="T19">5.2<text:tab/>Installation Symfony3</text:span></text:p>
      <text:p text:style-name="P21"><text:tab/><text:span text:style-name="T19">5.3<text:tab/>Implementierung der Modelle</text:span><text:tab/></text:p>
      <text:p text:style-name="P21"><text:tab/><text:span text:style-name="T19">5.4<text:tab/>Implementierung der Steuerung</text:span><text:tab/></text:p>
      <text:p text:style-name="P21">6.<text:tab/>Qualitätsmanagement</text:p>
      <text:p text:style-name="P21"><text:tab/><text:tab/><text:span text:style-name="T19">Fehlerbehebung</text:span></text:p>
      <text:p text:style-name="P21"><text:tab/><text:tab/><text:span text:style-name="T19">Codereview</text:span><text:tab/><text:tab/></text:p>
      <text:p text:style-name="P28">7.<text:tab/>Einführungsphase</text:p>
      <text:p text:style-name="P28"><text:tab/><text:tab/><text:span text:style-name="T23">Ü</text:span>bergabe der Software und Inbetriebnahme</text:p>
      <text:p text:style-name="P21"/>
      <text:p text:style-name="P21"><text:span text:style-name="T19">8.</text:span><text:tab/><text:span text:style-name="T17">Projektergebnisse</text:span></text:p>
      <text:p text:style-name="P21"><text:tab/><text:tab/><text:span text:style-name="T45">Soll- Istvergleich</text:span></text:p>
      <text:p text:style-name="P21"><text:tab/><text:tab/><text:span text:style-name="T45">Fazit</text:span></text:p>
      <text:p text:style-name="P21"/>
      <text:p text:style-name="P21"><text:soft-page-break/><text:tab/></text:p>
      <text:p text:style-name="P3"/>
      <text:p text:style-name="P50">Abkürzungsverzeichnis</text:p>
      <text:p text:style-name="P50"/>
      <text:p text:style-name="P50">URL:<text:tab/>Uniform Resource Locator – <text:span text:style-name="T42">einheitlicher Ressourcenzeiger</text:span></text:p>
      <text:p text:style-name="P51">JSON:<text:tab/>Java Script Object Notation – <text:span text:style-name="T43">kompaktes Datenformat</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1<text:tab/>Einleitung</text:p>
      <text:p text:style-name="P6">Im Folgenden wird der Verlauf der betri<text:span text:style-name="T24">e</text:span>blichen Projektarbeit des Autors im Rahmen seiner Ausbildung zum Fachinformatiker für Anwendungsentwicklung erläutert. </text:p>
      <text:p text:style-name="P8">1.1<text:tab/>Projektbeschreibung</text:p>
      <text:p text:style-name="P8">Die <text:span text:style-name="T8">mobile-ad-media GmbH (MAM)</text:span> entwickelt derzeit ein Softwaresystem zur Reservierung von Hotelzimmern. Das Gesamtsystem wird nach der Umsetzung aus einem <text:span text:style-name="T3">z</text:span>entralen Serve<text:span text:style-name="T2">r (Proxy) und mehreren nativen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9">Die Apps kommunizieren ausschlie<text:span text:style-name="T25">ß</text:span>lich mit dem <text:span text:style-name="T4">Proxy</text:span>, welcher andererseits mit entsprechenden Datendiensten, <text:span text:style-name="T4">wie etwa</text:span> Channel<text:span text:style-name="T4">m</text:span>anagern <text:span text:style-name="T4">verbunden wird. Aufgabe des Proxy ist die Bereitstellung einer einfachen und einheitlichen Schnittstelle für die Apps sowie die Pufferung von Daten um dem Nutzer eine zügige Reservierung zu ermöglichen.</text:span></text:p>
      <text:p text:style-name="P10">Die Apps werden an die grafischen Wünsche der jeweiligen Hotels individuell angepasst <text:span text:style-name="T20">(corporate Identity)</text:span> und richten sich <text:span text:style-name="T20">vornehmlich </text:span>an Stammkunden.</text:p>
      <text:p text:style-name="P11">1.2<text:tab/><text:span text:style-name="T6">Projektziel</text:span></text:p>
      <text:p text:style-name="P10">Im Rahmen des hier beschriebenen Teilprojekts sollte das Kommunikationsprotokoll zwischen Apps und Proxy <text:span text:style-name="T5">als Webservice </text:span>entwickelt, <text:span text:style-name="T6">dokumentiert</text:span> und Proxyseitig implementiert werden. <text:span text:style-name="T6">Eine beispielhafte Reservierung mit Testdaten sollte mit ausgehender E-Mail erfolgreich durchführbar sein.</text:span></text:p>
      <text:p text:style-name="P12">1.3<text:tab/><text:span text:style-name="T7">Projektumfeld</text:span></text:p>
      <text:p text:style-name="P7">Die Arbeit wurde bei der mobile-ad-media GmbH, einer Agentur zur Entwicklung und Realisierung von Kommunikationskonzepten in Berlin durchgeführt. <text:span text:style-name="T1">Die Agentur hat bereits zahlreiche Webprojekte für namhafte Kunden umgesetzt. Des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text:span></text:p>
      <text:p text:style-name="P39">Die Geschäftleitung wird von Herrn Schmitz übernommen, Herr Thierfelder ist Festangestellter von MAM sowie Praktikumsbetreuer und Diplom-Informatiker. <text:span text:style-name="T34">Das grafische Konzept wurde von Herrn Mischka Bandur im Rahmen eines Praktums angefertigt. Herr Jens Korth wird im Rahmen des Gesamtprojekts die iOS-Version (Betriebssysten für mobile Anwendungen) der Apps entwickeln und stand als wertvoller Berater in Bezug auf das Kommunikationsprotokoll zur Verfügung. </text:span></text:p>
      <text:p text:style-name="P18"><text:soft-page-break/>1.4<text:tab/>Projektschnittstellen</text:p>
      <text:p text:style-name="P18"/>
      <text:p text:style-name="P13">1.<text:span text:style-name="T12">5</text:span><text:tab/>Projektbegründung</text:p>
      <text:p text:style-name="P14">Die MAM möchte künftig Hotels als Kunden gewinnen und <text:span text:style-name="T10">eine individualisierte Buchungsapp zur Verfügung stellen. Die Geschäftsleitung der MAM verspricht sich von dem Gesamtprojekt die Gewinnung zahlreicher Kunden und einen Einstieg in den Bereich der Reisetechnologien. Der im Rahmen dieses Teilprojekts entwickelte Proxy wird zwischen den Apps und den externen Datendiensten geschaltet, von welchen wir sich häufig ändende Daten wie etwa Preise und Verfügbarkeiten von Hotelzimmern erhalten und an die wir Reservierungen abgeben können. </text:span><text:span text:style-name="T26">Die Apps dienen lediglich der Präsentation der Daten und nehmen Nutzereingaben entgegen. Der proxy versorgt die Apps mit Daten und nimmt Nutzereingaben entgegen. <text:s text:c="2"/></text:span></text:p>
      <text:p text:style-name="P13">1.<text:span text:style-name="T12">6</text:span><text:tab/>Ist-Analyse</text:p>
      <text:p text:style-name="P30">Grundlage <text:span text:style-name="T9">des Teilprojekts ist ein grafisches Konzept der Apps in welcher der Ablauf der Reservierung dargestellt wird. Das Konzept wurde mittels einer Bildbearbeitungssoftware erstellt und stellt die einzelnen Screen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P29">1.7<text:tab/>Projektbeteiligte Personen</text:p>
      <text:p text:style-name="P31"/>
      <text:p text:style-name="P15">2.<text:tab/>Projektplanung</text:p>
      <text:p text:style-name="P15">2.1<text:tab/><text:span text:style-name="T15">Soll Konzept</text:span></text:p>
      <text:p text:style-name="P44">Nach Abschluss des Teilprojekts ist das Übertragungsprotokoll zwischen Proxy und App <text:span text:style-name="T16">definiert worden und steht als Webservice seitens des Proxy zur Verfügung. Grundlage des Dialogs zwischen App und Proxy ist das HTTP-Protokoll über welches die Daten als JSON-Objekte übertragen werden. Es wurde festgelegt daß die Menge an Dialogdaten möglichst gering ausfallen soll. </text:span></text:p>
      <text:p text:style-name="P52">Da in der derzeitigen frühen Phase des Gesamtprojekts noch keine Datenverbindung zu den externen Datendiensten <text:span text:style-name="T36">ausgearbeitet</text:span> wurde, <text:span text:style-name="T39">ist darauf Wert gelegt worden die Datenbestände auch händisch einpflegen zu können. Für kleinere Hotels, welche Ihre Buchungen noch nicht rechnergestützt durchführen, kann das Anfangs von Nutzen sein. Ein allgemeines Werkzeug wie z.B. PHPMyAdmin oder MySQL Workbench können hierfür genutzt werden. </text:span></text:p>
      <text:p text:style-name="P22">Die Serversoftware wurde mittels des PHP-Frameworks <text:span text:style-name="T21">Symfony3, einer open-source Software für MVC-Anwendungen (model-view-controller) ausgeführt. Als Skriptsprache kommt PHP (PHP: Hypertext Processor, rekursives Backronym) zum Einsatz, das verwendete DBMS (Database-Management-System) ist MySQL (ebenfalls open-source). Die Revisionierung der Software erfolgt mittels Git, einer verteilten Versionsverwaltungssoftware. Die Proxysoftware wird lokal auf einem handelsüblichen Desktop-PC mit Windows 10 als Betriebssystem entwickelt und für den Betrieb </text:span><text:soft-page-break/><text:span text:style-name="T21">auf einen externen, in einem Rechenzentrum betriebenen Linux-Server überspielt.</text:span></text:p>
      <text:p text:style-name="P16">2.2<text:tab/>Projektphasen und <text:span text:style-name="T11">Zeitplanung</text:span></text:p>
      <text:p text:style-name="P10"/>
      <text:p text:style-name="P32">3.<text:tab/>Analysephase</text:p>
      <text:p text:style-name="P33">In dieser Phase ging es im wesentlichen darum das gegeben<text:span text:style-name="T22">e grafische Konzept genau unter die Lupe zu nehmen. </text:span></text:p>
      <text:p text:style-name="P35">3.1<text:tab/>Analyse des grafischen Entwurfs</text:p>
      <text:p text:style-name="P35">Die Apps haben vom Aufbau her im oberen Bildschirmviertel d<text:span text:style-name="T27">as Hauptmenü</text:span>, im zweiten Bildschirmviertel d<text:span text:style-name="T27">as Untermenü und in der unteren Hälfte ein Formular in welches der Nutzer seine Wünsche eintragen kann. Das Hauptmenü besteht aus den vier Menüpunkten Kalender, Zimmerkategorien (Hauptprodukte), Verpflegung (zusätzliche oder optionale Produkte) und Übersicht. Der Nutzer wandert während des Reservierungsvorgangs einmal von links nach rechts durch die vier Hauptmenüpunkte.</text:span></text:p>
      <text:p text:style-name="P54">Es wurde zuerst eine kategorisierung der Daten nach Änderungshäufigkeit unternommen. Hierbei wurde festgestellt daß es Daten gibt, welche sich nur sehr selten Ändern und somit als statisch angenommen werden. </text:p>
      <text:p text:style-name="P54">Diese Daten sind unter Anderem die angebotenen Produkte, also Zimmerkategorie sowie Anzahl der jeweiligen Zimmer. Zu den optionalen Produkten zählen die Verpflegungen wie etwa Vollpension oder Halbpension sowie die in einem eigenen Menüpunkt aufgeführten Specials wie zum Beispiel Sektfrühstück oder eine Raftingtour. Diese Daten können beim Start der Apps vom Server abgefragt und auf den Apps gepuffert werden.</text:p>
      <text:p text:style-name="P54">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34"/>
      <text:p text:style-name="P34">3.2<text:tab/>Ermittlung der beteiligten Entitäten <text:span text:style-name="T32">und deren Beziehungen</text:span></text:p>
      <text:p text:style-name="P36">Aus dem grafischen Konzept <text:span text:style-name="T28">geht hervor, daß alle Produkte mehrere Preise haben die sich über die Zeit ändern können. Daher wurde die Klasse Price implementiert welche mit der Klasse Product in einer n-zu-1 Beziehung in Verbindung steht. Somit können die Produkte mehrere Price-Objekte haben, zu jedem Zeitpunkt genau einen. </text:span></text:p>
      <text:p text:style-name="P55">Produkte gliedern sich auf in Zimmerkategorie (RoomType) und Zusatzprodukt (AdditionalProduct). Beides sind Spezialisierungen der Oberklasse Product und gehen daher eine Vererbungsbeziehung ein. Hier fiel die Entscheidung auf die Verwendung des Begriffs der Zimmerkategorie und nicht des Zimmers selbst, da der Kunde nicht ein Bestimmtes Zimmer reservieren möchte, sondern eines aus einer gegebenen Kategorie auswählt. </text:p>
      <text:p text:style-name="P37">Zusatzprodukte werden nochmals <text:span text:style-name="T30">k</text:span>ategorisiert in Boarding (Verpflegung) sowie Specials. Dies war wichtig, da die Apps diese Informationen zur Darstellung auch de<text:span text:style-name="T31">r</text:span> Untermenüs benötigen. </text:p>
      <text:p text:style-name="P38"><text:soft-page-break/>Es wurde weiterhin die Klasse <text:span text:style-name="T29">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40">Es gibt ausserdem die Klasse Hotel mit den relevanten Hoteldaten wie z.B. E-Mail Adresse. </text:p>
      <text:p text:style-name="P41">Da der Nutzer während des Reservierungsvorgangs einen Warenkorb füllt, wurde die Klasse Cart ermittelt. Ein Produkt welches in den Warenkorb gelegt wird wird zu einem Item. Im Warenkorb können mehrere Produkte liegen, es besteht eine 1-zu-n Beziehung zwischen den Entitäten. In den Warenkorb gelegte Zusatzprodukte werden jeweils einem Hauptprodukt zugeordnet. </text:p>
      <text:p text:style-name="P42">3.3<text:tab/>Analyse des Dialogs zwischen Apps und Proxy</text:p>
      <text:p text:style-name="P42">Durch die Trennung von Darstellung und Geschäftslogik durch Apps und Proxy, sowie der Forderung nach möglichst wenig Datenverkeh<text:span text:style-name="T33">r konnte ein Dialogsequenz ermittelt werden, welche aus vier aufeinanderfolgenden Schritten besteht. Hierbei stellen die Apps anfragen an den Proxy, der in einem definierten Format antwortet. </text:span></text:p>
      <text:p text:style-name="P43">Im ersten Schritt stellen die Apps dem Proxy die Frage nach den statischen (initialen) Daten. Es werden von Proxy <text:span text:style-name="T35">Produktdaten zurückgeliefert, welche unter Anderem die Produktkategorie, Produktbezeichnung, Anzeigetexte und Kapazitäten (wie viele Zimmer sind pro Kategorie vorhanden) beinhalten.</text:span></text:p>
      <text:p text:style-name="P45">Nun wählt der Nutzer d<text:span text:style-name="T38">as</text:span> gewünschte An- und Abreisedat<text:span text:style-name="T38">um</text:span> aus, worauf der <text:span text:style-name="T37">Proxy nach Preisen und Verfügbarkeiten für diesen Zeitraum angefragt wird. Der Proxy antwortet auf diese Frage in einem definierten Format, die Produktbezeichnungen sind den Apps ja schon bekannt. </text:span></text:p>
      <text:p text:style-name="P46">Im Folgeschritt stellt der Nutzer auf den Apps seinen individuellen Warenkorb zusammen. Dieser Warenkorb wird nun zum Proxy gesendet, welcher den Gesamtpreis ermittelt und das Ergebnis an die Apps über<text:span text:style-name="T46">trägt</text:span>. Dieser Schritt ist nötig, da eine Trennung von Darstellung und Geschäftslogik als Voraussetzung vereinbart wurde. </text:p>
      <text:p text:style-name="P46">Der Nutzer bestätigt da<text:span text:style-name="T47">raufhin</text:span> den Gesamtpreis und übermittelt den Warenkorb nochmals an den Proxy, ergänzt um persönliche Daten des Nutzers.</text:p>
      <text:p text:style-name="P46">Hiermit ist die Reservierung abgeschlossen, der Dialog zwischen Apps und Proxy beendet.</text:p>
      <text:p text:style-name="P32">4.<text:tab/>Entwurfsphase</text:p>
      <text:p text:style-name="P47">In dieser Phase ging es um die Erstellung von Diagrammen, die als Kommunikationsgrundlage dienen sowie um die Definition der JSON Objektstruktur.</text:p>
      <text:p text:style-name="P48">4.1<text:tab/>Erstellung der Diagramme</text:p>
      <text:p text:style-name="P48">Um ein besseres Verständnis des <text:span text:style-name="T40">Teilprojekts zu gewinnen wurde das Sequenzdiagramm des Dialogs zwischen Apps und Proxy sowie das Klassendiagramm der Anwendung erstellt. </text:span></text:p>
      <text:p text:style-name="P49">Da die Anwendung mittels Ojektrelationalem Mapper (Doctrine) auf die Datenbank zugreift war eine manuelle Erstellung der Datenbank nicht nötig. Die Struktur der Datenbank wird mittels Annotationen im Quelltext der Modelle beschrieben und automatisch von Doctrine erzeugt. Die Datenbank dient somit der speicherung von Objekten.</text:p>
      <text:p text:style-name="P49"><text:soft-page-break/>4.4<text:tab/>Definition der JSON Objektstruktur</text:p>
      <text:p text:style-name="P49">Hierbei war es wichtig die Datenstruktur möglichst einfach zu halten und sich an valides JSON zu halten.</text:p>
      <text:p text:style-name="P49">4.5<text:tab/>Definition der Endpunkte</text:p>
      <text:p text:style-name="P49">Aus der Analyse des Dialogs zwischen Apps und Proxy gehen vier Schritte hervor, die jeweils über eine <text:span text:style-name="T41">eigene URL ansprechbar sind. In den ersten beiden Schritten möchten die Apps Informationen vom Proxy erhalten, somit ist die HTTP-Methode GET. In den beiden Folgeschritten werden Daten des Warenkorbs im Body der HTTP Nachricht übertragen, die verwendete Methode ist daher POST.</text:span></text:p>
      <text:p text:style-name="P50">Die URLs <text:span text:style-name="T44">wurden wie folgt benannt: initialdata, pricesandavailabilities, totalprice, order</text:span></text:p>
      <text:p text:style-name="P56">5<text:tab/>Realisierungsphase</text:p>
      <text:p text:style-name="P57">5.1<text:tab/>Aufbau der Repositorystruktur</text:p>
      <text:p text:style-name="P5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H54M27S</meta:editing-duration>
    <meta:editing-cycles>130</meta:editing-cycles>
    <meta:generator>LibreOffice/5.1.2.2$Windows_X86_64 LibreOffice_project/d3bf12ecb743fc0d20e0be0c58ca359301eb705f</meta:generator>
    <dc:date>2016-05-24T15:13:02.611000000</dc:date>
    <meta:document-statistic meta:table-count="0" meta:image-count="0" meta:object-count="0" meta:page-count="8" meta:paragraph-count="111" meta:word-count="1715" meta:character-count="12983" meta:non-whitespace-character-count="11313"/>
    <meta:user-defined meta:name="Info 1"/>
    <meta:user-defined meta:name="Info 2"/>
    <meta:user-defined meta:name="Info 3"/>
    <meta:user-defined meta:name="Info 4"/>
  </office:meta>
</office:document-meta>
</file>